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neCommandContext.inf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error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debu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info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ou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outl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errl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warn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ClineCommandContext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debug( String s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neCommandContext.war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